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top="0cm" fo:margin-bottom="0cm" loext:contextual-spacing="false" fo:line-height="100%" fo:text-align="start" style:justify-single-word="false" fo:background-color="transparent" style:snap-to-layout-gri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>
        <style:tab-stops/>
      </style:paragraph-properties>
    </style:style>
    <style:style style:name="P3" style:family="paragraph" style:parent-style-name="Text_20_body">
      <style:paragraph-properties fo:margin-top="0cm" fo:margin-bottom="0cm" loext:contextual-spacing="false" fo:line-height="100%">
        <style:tab-stops/>
      </style:paragraph-properties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задача</text:p>
      <text:p text:style-name="P2"/>
      <text:p text:style-name="P2">Условие:</text:p>
      <text:p text:style-name="P2">Склонируйте заготовку проекта по ссылке.</text:p>
      <text:p text:style-name="P2">Поработаем со связыванием бинов.</text:p>
      <text:p text:style-name="P2">Вызывать бины из контекста хорошо, но не так удобно, как связывать их автоматически.</text:p>
      <text:p text:style-name="P2">Для работы аннотаций связывания, я добавил в Maven ядро Cпринга, так мы имеем совершенно рабочее Spring-приложение, пусть и без дополнительных модулей.</text:p>
      <text:p text:style-name="P2">В компоненте AnimalCage есть поле типа Animal, которое связано с помощью аннотации @Autowired. При выполнении программы DI-контейнер подтянет сюда бин, подходящий по типу.</text:p>
      <text:p text:style-name="P2"/>
      <text:p text:style-name="P2">Задание:</text:p>
      <text:p text:style-name="P2">1) Создайте бин Dog, унаследуйте его от Animal. Создайте на основе этого класса компонент.</text:p>
      <text:p text:style-name="P3">2) Запустите приложение и проверьте, что было выброшено исключение NoUniqueBeanDefinitionException. Это произошло из-за того, что существует 2 бина с типом Animal.</text:p>
      <text:p text:style-name="P3">3) Прочитайте о связывании бинов по имени и свяжите AnimalCage c бином Dog через абстрактный класс Animal.</text:p>
      <text:p text:style-name="P3">4) На основе класса Timer создайте бин. Свяжите с AnimalCage. Проверьте, что при выполнении метода main время, которое пишет таймер, одно и тоже.</text:p>
      <text:p text:style-name="P3">5) Раскоментировать тест из заготовки и проверить своё реше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6.1.5.2$Linux_X86_64 LibreOffice_project/10$Build-2</meta:generator>
    <dc:date>2021-11-20T18:46:29.696647362</dc:date>
    <meta:editing-duration>PT11H11M21S</meta:editing-duration>
    <meta:editing-cycles>15</meta:editing-cycles>
    <meta:document-statistic meta:table-count="0" meta:image-count="0" meta:object-count="0" meta:page-count="1" meta:paragraph-count="13" meta:word-count="154" meta:character-count="1080" meta:non-whitespace-character-count="939"/>
  </office:meta>
</office:document-meta>
</file>